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3" style:family="graphic" style:parent-style-name="objectwithoutfill">
      <style:graphic-properties draw:marker-start="" draw:marker-start-width="0.254cm" draw:marker-end="Arrow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8.869cm" svg:viewBox="0 0 3581 0" draw:points="0,0 2414,0 3581,0">
          <text:p/>
        </draw:polyline>
        <draw:polyline draw:style-name="gr2" draw:layer="layout" svg:width="3.58cm" svg:height="0cm" svg:x="11.925cm" svg:y="7.5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548cm" svg:height="6.19cm" svg:x="7.35cm" svg:y="2.955cm" svg:viewBox="0 0 1549 6191" draw:points="1549,6191 0,6191 0,0">
          <text:p/>
        </draw:polyline>
        <draw:polyline draw:style-name="gr14" draw:layer="layout" svg:width="1.775cm" svg:height="7.772cm" svg:x="7.123cm" svg:y="2.978cm" svg:viewBox="0 0 1776 7773" draw:points="1776,7773 0,7773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285cm" svg:height="7.111cm" svg:x="11.922cm" svg:y="2.981cm" svg:viewBox="0 0 2286 7112" draw:points="0,7112 2286,7112 2286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3" draw:layer="layout" svg:width="0.838cm" svg:height="0cm" svg:x="11.936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123cm" svg:height="4.088cm" svg:x="2.016cm" svg:y="2.27cm" svg:viewBox="0 0 3124 4089" draw:points="3124,0 472,0 472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polyline draw:style-name="gr18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9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293cm" svg:y="2.651cm">
          <text:p/>
        </draw:rect>
        <draw:connector draw:style-name="gr20" draw:layer="layout" draw:line-skew="-0.516cm -0.437cm" svg:x1="8.875cm" svg:y1="5.983cm" svg:x2="13.534cm" svg:y2="3.007cm" draw:start-shape="id1" draw:start-glue-point="3" draw:end-shape="id2" draw:end-glue-point="2" svg:d="M8875 5983h-1017v-1986h5676v-990">
          <text:p/>
        </draw:connector>
        <draw:rect draw:style-name="gr6" xml:id="id3" draw:id="id3" draw:layer="layout" svg:width="0.483cm" svg:height="0.251cm" svg:x="11.464cm" svg:y="7.073cm">
          <text:p/>
        </draw:rect>
        <draw:connector draw:style-name="gr18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19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6" xml:id="id5" draw:id="id5" draw:layer="layout" svg:width="0.483cm" svg:height="0.356cm" svg:x="5.064cm" svg:y="6.033cm">
          <text:p/>
        </draw:rect>
        <draw:connector draw:style-name="gr18" draw:layer="layout" svg:x1="5.547cm" svg:y1="6.211cm" svg:x2="8.874cm" svg:y2="6.211cm" draw:start-shape="id5" draw:start-glue-point="1" svg:d="M5547 6211h3327">
          <text:p/>
        </draw:connector>
        <draw:rect draw:style-name="gr19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8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8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9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8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9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14" draw:layer="layout" svg:width="1.039cm" svg:height="0.685cm" svg:x="4.098cm" svg:y="2.625cm" svg:viewBox="0 0 1040 686" draw:points="1040,0 0,0 0,686">
          <text:p/>
        </draw:polyline>
        <draw:rect draw:style-name="gr19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9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9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2" draw:text-style-name="P6" draw:layer="layout" svg:width="18cm" svg:height="11.988cm" svg:x="1.508cm" svg:y="1.457cm">
          <text:p/>
        </draw:rect>
        <draw:rect draw:style-name="gr19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9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polyline draw:style-name="gr14" draw:layer="layout" svg:width="1.955cm" svg:height="9.169cm" svg:x="12.582cm" svg:y="3.006cm" svg:viewBox="0 0 1956 9170" draw:points="0,9170 1956,9170 1956,0">
          <text:p/>
        </draw:polyline>
        <draw:rect draw:style-name="gr19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23" draw:layer="layout" svg:width="1.865cm" svg:height="1.447cm" svg:x="11.986cm" svg:y="3.006cm" svg:viewBox="0 0 1866 1448" draw:points="0,1448 1866,1448 1866,0">
          <text:p/>
        </draw:polyline>
        <draw:rect draw:style-name="gr19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24M58S</meta:editing-duration>
    <meta:editing-cycles>187</meta:editing-cycles>
    <meta:generator>OpenOffice/4.1.3$Win32 OpenOffice.org_project/413m1$Build-9783</meta:generator>
    <dc:date>2019-06-15T01:19:09.25</dc:date>
    <dc:creator>Francois Abel</dc:creator>
    <meta:printed-by>Francois Abel</meta:printed-by>
    <meta:print-date>2018-11-01T20:08:16.68</meta:print-date>
    <meta:document-statistic meta:object-count="81"/>
  </office:meta>
</office:document-meta>
</file>